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language="ca" fo:country="ES" officeooo:rsid="00152c24" officeooo:paragraph-rsid="001321f9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language="ca" fo:country="ES" officeooo:rsid="001740ff" officeooo:paragraph-rsid="001321f9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ca" fo:country="ES" officeooo:rsid="001abead" officeooo:paragraph-rsid="001321f9" style:font-size-asian="12.25pt" style:font-size-complex="14pt"/>
    </style:style>
    <style:style style:name="P4" style:family="paragraph" style:parent-style-name="Text_20_body">
      <style:paragraph-properties fo:text-align="justify" style:justify-single-word="false"/>
      <style:text-properties fo:font-size="14pt" fo:language="ca" fo:country="ES" officeooo:rsid="001740ff" officeooo:paragraph-rsid="001321f9" style:font-size-asian="12.25pt" style:font-size-complex="14pt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1321f9"/>
    </style:style>
    <style:style style:name="P6" style:family="paragraph" style:parent-style-name="Text_20_body" style:list-style-name="L1">
      <style:text-properties officeooo:paragraph-rsid="001321f9"/>
    </style:style>
    <style:style style:name="P7" style:family="paragraph" style:parent-style-name="Text_20_body" style:list-style-name="L3">
      <style:text-properties officeooo:paragraph-rsid="001321f9"/>
    </style:style>
    <style:style style:name="P8" style:family="paragraph" style:parent-style-name="Text_20_body">
      <style:text-properties officeooo:paragraph-rsid="001321f9"/>
    </style:style>
    <style:style style:name="T1" style:family="text">
      <style:text-properties officeooo:rsid="001abea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CONTRACTE DE COMPRAVENDA D’UN HABITATGE</text:span></text:p>
      <text:p text:style-name="P8"><text:span text:style-name="Strong_20_Emphasis">PARTS CONTRACTANTS</text:span></text:p>
      <text:p text:style-name="P8">Per una banda, el senyor <text:span text:style-name="Strong_20_Emphasis">Vinicius Junior</text:span>, amb DNI núm. 91896842 i domicili al carrer Santa Teresa, 5, de Maó, actuant com a part venedora.</text:p>
      <text:p text:style-name="P8">Per l’altra banda, el senyor <text:span text:style-name="Strong_20_Emphasis">Kylian Mbappé</text:span>, amb DNI núm. 86232731 i domicili al carrer Ses Moreres, 12, de Maó, actuant com a part compradora.</text:p>
      <text:p text:style-name="P8">Ambdues parts actuen en nom propi i es reconeixen mútuament la capacitat legal per contractar.</text:p>
      <text:p text:style-name="P8"><text:span text:style-name="Strong_20_Emphasis">MANIFESTEN</text:span></text:p>
      <text:list text:style-name="L1">
        <text:list-item>
          <text:p text:style-name="P5">Que el senyor Vinicius Junior és propietari de l’habitatge situat al número 7 del carrer de la Concepció, de Maó.</text:p>
        </text:list-item>
        <text:list-item>
          <text:p text:style-name="P5">Que l’habitatge està lliure de qualsevol càrrega econòmica.</text:p>
        </text:list-item>
        <text:list-item>
          <text:p text:style-name="P6">Que el senyor Vinicius Junior vol vendre l’habitatge esmentat, i el senyor Kylian Mbappé manifesta la seva intenció d’adquirir-lo formalitzant aquest contracte de compravenda sota els pactes següents.</text:p>
        </text:list-item>
      </text:list>
      <text:p text:style-name="P8"><text:span text:style-name="Strong_20_Emphasis">PACTES</text:span></text:p>
      <text:list text:style-name="L3">
        <text:list-item>
          <text:p text:style-name="P7">El senyor <text:span text:style-name="Strong_20_Emphasis">Vinicius Junior</text:span> ven l’habitatge situat al número 7 del carrer de la Concepció al senyor <text:span text:style-name="Strong_20_Emphasis">Kylian Mbappé</text:span>, i aquest l’adquireix.</text:p>
        </text:list-item>
        <text:list-item>
          <text:p text:style-name="P7">El preu de la compravenda s’estableix en <text:span text:style-name="Strong_20_Emphasis">cent quaranta-cinc mil euros (145.000 €)</text:span>, que es pagaran de la manera següent:<text:line-break/>a) <text:span text:style-name="Strong_20_Emphasis">20.000 euros</text:span>, lliurats pel comprador al venedor com a senyal per reservar la propietat.<text:line-break/>b) <text:span text:style-name="Strong_20_Emphasis">25.000 euros</text:span>, lliurats pel comprador al venedor en el moment de la signatura oficial davant notari d’aquest contracte.<text:line-break/>c) Els <text:span text:style-name="Strong_20_Emphasis">100.000 euros restants</text:span>, abonats pel comprador al venedor el dia de la signatura de l’escriptura pública de compravenda.</text:p>
        </text:list-item>
        <text:list-item>
          <text:p text:style-name="P7">El senyor <text:span text:style-name="Strong_20_Emphasis">Vinicius Junior</text:span> es compromet a lliurar l’habitatge, lliure de càrregues, arrendataris i ocupants, el mateix dia de la signatura del document oficial.</text:p>
        </text:list-item>
        <text:list-item>
          <text:p text:style-name="P7">Totes les despeses derivades del procés de compravenda, incloent-hi l’atorgament de l’escriptura pública, la inscripció en el Registre de la Propietat i l’Impost sobre Transmissions Patrimonials, seran a càrrec del comprador.</text:p>
        </text:list-item>
        <text:list-item>
          <text:p text:style-name="P7">El venedor assumirà exclusivament l’impost de plusvàlua.</text:p>
        </text:list-item>
        <text:list-item>
          <text:p text:style-name="P7">Les parts estableixen un termini màxim de <text:span text:style-name="Strong_20_Emphasis">70 dies</text:span> des de la signatura d’aquest contracte per atorgar l’escriptura pública de compravenda. La signatura es realitzarà el dia fixat pel senyor Vinicius Junior davant el notari <text:span text:style-name="Strong_20_Emphasis">Rodrygo Goes</text:span>.</text:p>
        </text:list-item>
        <text:list-item>
          <text:p text:style-name="P7">Per a qualsevol discrepància o conflicte derivat d’aquest contracte, ambdues parts es sotmeten expressament a la jurisdicció dels jutjats de Maó.</text:p>
        </text:list-item>
      </text:list>
      <text:p text:style-name="P8">I perquè així consti, les dues parts signen aquest document en prova de conformitat.</text:p>
      <text:p text:style-name="P2"/>
      <text:p text:style-name="P2"/>
      <text:p text:style-name="P2"><text:soft-page-break/>Maó, 1<text:span text:style-name="T1">2</text:span> de novembre de 2024<text:tab/></text:p>
      <text:p text:style-name="P2"/>
      <text:p text:style-name="P2">El venedor <text:tab/><text:tab/><text:tab/><text:tab/><text:tab/><text:tab/><text:tab/>El comprador </text:p>
      <text:p text:style-name="P2"/>
      <text:p text:style-name="P3">[firma] <text:s text:c="69"/>[firma]</text:p>
      <text:p text:style-name="P2"/>
      <text:p text:style-name="P2"/>
      <text:p text:style-name="P2"><text:span text:style-name="T1">Vinicius Junior</text:span> <text:tab/><text:tab/><text:tab/><text:tab/><text:tab/><text:span text:style-name="T1">Kylian Mbappe</text:span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1:25:47.213621456</meta:creation-date>
    <dc:date>2024-11-22T11:32:50.935349559</dc:date>
    <meta:editing-duration>PT7M4S</meta:editing-duration>
    <meta:editing-cycles>1</meta:editing-cycles>
    <meta:document-statistic meta:table-count="0" meta:image-count="0" meta:object-count="0" meta:page-count="2" meta:paragraph-count="22" meta:word-count="386" meta:character-count="2513" meta:non-whitespace-character-count="2076"/>
    <meta:generator>LibreOffice/24.2.6.2$Linux_X86_64 LibreOffice_project/420$Build-2</meta:generator>
  </office:meta>
</office:document-meta>
</file>